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117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style-name="Default"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RADIANS([.B3])" office:value-type="float" office:value="1.08210413623648" calcext:value-type="float">
            <text:p>1,08210413623648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9" table:number-columns-repeated="7"/>
          <table:table-cell table:style-name="Default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2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([.B7]*[.B7])+([.C7]*[.C7])+([.D7]*[.D7]))" office:value-type="float" office:value="205" calcext:value-type="float">
            <text:p>205</text:p>
          </table:table-cell>
          <table:table-cell office:value-type="float" office:value="230.65" calcext:value-type="float">
            <text:p>230,65</text:p>
          </table:table-cell>
          <table:table-cell office:value-type="float" office:value="24.02" calcext:value-type="float">
            <text:p>24,02</text:p>
          </table:table-cell>
          <table:table-cell office:value-type="float" office:value="151" calcext:value-type="float">
            <text:p>151</text:p>
          </table:table-cell>
          <table:table-cell office:value-type="float" office:value="380.76" calcext:value-type="float">
            <text:p>380,76</text:p>
          </table:table-cell>
          <table:table-cell table:formula="of:=SQRT(([.F7]*[.F7])+([.G7]*[.G7])+([.H7]*[.H7]))" office:value-type="float" office:value="276.72618759344" calcext:value-type="float">
            <text:p>276,7261875934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([.B8]*[.B8])+([.C8]*[.C8])+([.D8]*[.D8]))" office:value-type="float" office:value="310" calcext:value-type="float">
            <text:p>310</text:p>
          </table:table-cell>
          <table:table-cell office:value-type="float" office:value="246.55" calcext:value-type="float">
            <text:p>246,55</text:p>
          </table:table-cell>
          <table:table-cell office:value-type="float" office:value="-31.89" calcext:value-type="float">
            <text:p>-31,89</text:p>
          </table:table-cell>
          <table:table-cell office:value-type="float" office:value="151" calcext:value-type="float">
            <text:p>151</text:p>
          </table:table-cell>
          <table:table-cell office:value-type="float" office:value="391.16" calcext:value-type="float">
            <text:p>391,16</text:p>
          </table:table-cell>
          <table:table-cell table:formula="of:=SQRT(([.F8]*[.F8])+([.G8]*[.G8])+([.H8]*[.H8]))" office:value-type="float" office:value="290.869170934288" calcext:value-type="float">
            <text:p>290,86917093428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([.B9]*[.B9])+([.C9]*[.C9])+([.D9]*[.D9]))" office:value-type="float" office:value="247.38633753706" calcext:value-type="float">
            <text:p>247,38633753706</text:p>
          </table:table-cell>
          <table:table-cell office:value-type="float" office:value="159.08" calcext:value-type="float">
            <text:p>159,08</text:p>
          </table:table-cell>
          <table:table-cell office:value-type="float" office:value="-1.53" calcext:value-type="float">
            <text:p>-1,53</text:p>
          </table:table-cell>
          <table:table-cell office:value-type="float" office:value="151" calcext:value-type="float">
            <text:p>151</text:p>
          </table:table-cell>
          <table:table-cell office:value-type="float" office:value="341.34" calcext:value-type="float">
            <text:p>341,34</text:p>
          </table:table-cell>
          <table:table-cell table:formula="of:=SQRT(([.F9]*[.F9])+([.G9]*[.G9])+([.H9]*[.H9]))" office:value-type="float" office:value="219.339433983039" calcext:value-type="float">
            <text:p>219,33943398303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20" calcext:value-type="float">
            <text:p>32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formula="of:=SQRT(([.B10]*[.B10])+([.C10]*[.C10])+([.D10]*[.D10]))" office:value-type="float" office:value="335.261092284804" calcext:value-type="float">
            <text:p>335,261092284804</text:p>
          </table:table-cell>
          <table:table-cell office:value-type="float" office:value="656.78" calcext:value-type="float">
            <text:p>656,78</text:p>
          </table:table-cell>
          <table:table-cell office:value-type="float" office:value="-68.97" calcext:value-type="float">
            <text:p>-68,97</text:p>
          </table:table-cell>
          <table:table-cell office:value-type="float" office:value="151" calcext:value-type="float">
            <text:p>151</text:p>
          </table:table-cell>
          <table:table-cell office:value-type="float" office:value="726.17" calcext:value-type="float">
            <text:p>726,17</text:p>
          </table:table-cell>
          <table:table-cell table:formula="of:=SQRT(([.F10]*[.F10])+([.G10]*[.G10])+([.H10]*[.H10]))" office:value-type="float" office:value="677.43474172794" calcext:value-type="float">
            <text:p>677,4347417279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QRT(([.B11]*[.B11])+([.C11]*[.C11])+([.D11]*[.D11]))" office:value-type="float" office:value="197.800404448525" calcext:value-type="float">
            <text:p>197,800404448525</text:p>
          </table:table-cell>
          <table:table-cell office:value-type="float" office:value="191.92" calcext:value-type="float">
            <text:p>191,92</text:p>
          </table:table-cell>
          <table:table-cell office:value-type="float" office:value="22.07" calcext:value-type="float">
            <text:p>22,07</text:p>
          </table:table-cell>
          <table:table-cell office:value-type="float" office:value="151" calcext:value-type="float">
            <text:p>151</text:p>
          </table:table-cell>
          <table:table-cell office:value-type="float" office:value="358.5" calcext:value-type="float">
            <text:p>358,5</text:p>
          </table:table-cell>
          <table:table-cell table:formula="of:=SQRT(([.F11]*[.F11])+([.G11]*[.G11])+([.H11]*[.H11]))" office:value-type="float" office:value="245.196597243926" calcext:value-type="float">
            <text:p>245,196597243926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([.B12]*[.B12])+([.C12]*[.C12])+([.D12]*[.D12]))" office:value-type="float" office:value="270" calcext:value-type="float">
            <text:p>270</text:p>
          </table:table-cell>
          <table:table-cell office:value-type="float" office:value="294.88" calcext:value-type="float">
            <text:p>294,88</text:p>
          </table:table-cell>
          <table:table-cell office:value-type="float" office:value="-27.12" calcext:value-type="float">
            <text:p>-27,12</text:p>
          </table:table-cell>
          <table:table-cell office:value-type="float" office:value="151" calcext:value-type="float">
            <text:p>151</text:p>
          </table:table-cell>
          <table:table-cell office:value-type="float" office:value="422.96" calcext:value-type="float">
            <text:p>422,96</text:p>
          </table:table-cell>
          <table:table-cell table:formula="of:=SQRT(([.F12]*[.F12])+([.G12]*[.G12])+([.H12]*[.H12]))" office:value-type="float" office:value="332.401427193085" calcext:value-type="float">
            <text:p>332,401427193085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0" calcext:value-type="float">
            <text:p>300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table:formula="of:=SQRT(([.B13]*[.B13])+([.C13]*[.C13])+([.D13]*[.D13]))" office:value-type="float" office:value="306.960909563417" calcext:value-type="float">
            <text:p>306,960909563417</text:p>
          </table:table-cell>
          <table:table-cell office:value-type="float" office:value="562.15" calcext:value-type="float">
            <text:p>562,15</text:p>
          </table:table-cell>
          <table:table-cell office:value-type="float" office:value="-49.46" calcext:value-type="float">
            <text:p>-49,46</text:p>
          </table:table-cell>
          <table:table-cell office:value-type="float" office:value="151" calcext:value-type="float">
            <text:p>151</text:p>
          </table:table-cell>
          <table:table-cell office:value-type="float" office:value="640.05" calcext:value-type="float">
            <text:p>640,05</text:p>
          </table:table-cell>
          <table:table-cell table:formula="of:=SQRT(([.F13]*[.F13])+([.G13]*[.G13])+([.H13]*[.H13]))" office:value-type="float" office:value="584.174557902002" calcext:value-type="float">
            <text:p>584,17455790200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QRT(([.B14]*[.B14])+([.C14]*[.C14])+([.D14]*[.D14]))" office:value-type="float" office:value="164.468842033985" calcext:value-type="float">
            <text:p>164,468842033985</text:p>
          </table:table-cell>
          <table:table-cell office:value-type="float" office:value="176.35" calcext:value-type="float">
            <text:p>176,35</text:p>
          </table:table-cell>
          <table:table-cell office:value-type="float" office:value="39.39" calcext:value-type="float">
            <text:p>39,39</text:p>
          </table:table-cell>
          <table:table-cell office:value-type="float" office:value="151" calcext:value-type="float">
            <text:p>151</text:p>
          </table:table-cell>
          <table:table-cell office:value-type="float" office:value="351.93" calcext:value-type="float">
            <text:p>351,93</text:p>
          </table:table-cell>
          <table:table-cell table:formula="of:=SQRT(([.F14]*[.F14])+([.G14]*[.G14])+([.H14]*[.H14]))" office:value-type="float" office:value="235.482259629043" calcext:value-type="float">
            <text:p>235,48225962904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0" calcext:value-type="float">
            <text:p>22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formula="of:=SQRT(([.B15]*[.B15])+([.C15]*[.C15])+([.D15]*[.D15]))" office:value-type="float" office:value="223.606797749979" calcext:value-type="float">
            <text:p>223,606797749979</text:p>
          </table:table-cell>
          <table:table-cell office:value-type="float" office:value="510.22" calcext:value-type="float">
            <text:p>510,22</text:p>
          </table:table-cell>
          <table:table-cell office:value-type="float" office:value="16.91" calcext:value-type="float">
            <text:p>16,91</text:p>
          </table:table-cell>
          <table:table-cell office:value-type="float" office:value="151" calcext:value-type="float">
            <text:p>151</text:p>
          </table:table-cell>
          <table:table-cell office:value-type="float" office:value="593.14" calcext:value-type="float">
            <text:p>593,14</text:p>
          </table:table-cell>
          <table:table-cell table:formula="of:=SQRT(([.F15]*[.F15])+([.G15]*[.G15])+([.H15]*[.H15]))" office:value-type="float" office:value="532.363969949132" calcext:value-type="float">
            <text:p>532,36396994913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QRT(([.B16]*[.B16])+([.C16]*[.C16])+([.D16]*[.D16]))" office:value-type="float" office:value="402.198955742056" calcext:value-type="float">
            <text:p>402,198955742056</text:p>
          </table:table-cell>
          <table:table-cell office:value-type="float" office:value="248.04" calcext:value-type="float">
            <text:p>248,04</text:p>
          </table:table-cell>
          <table:table-cell office:value-type="float" office:value="-57.99" calcext:value-type="float">
            <text:p>-57,99</text:p>
          </table:table-cell>
          <table:table-cell office:value-type="float" office:value="151" calcext:value-type="float">
            <text:p>151</text:p>
          </table:table-cell>
          <table:table-cell office:value-type="float" office:value="395.09" calcext:value-type="float">
            <text:p>395,09</text:p>
          </table:table-cell>
          <table:table-cell table:formula="of:=SQRT(([.F16]*[.F16])+([.G16]*[.G16])+([.H16]*[.H16]))" office:value-type="float" office:value="296.121059197079" calcext:value-type="float">
            <text:p>296,121059197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52:04.239092814</meta:creation-date>
    <dc:date>2025-03-04T20:24:36.698030329</dc:date>
    <meta:editing-duration>PT29M57S</meta:editing-duration>
    <meta:editing-cycles>5</meta:editing-cycles>
    <meta:generator>LibreOffice/7.3.7.2$Linux_X86_64 LibreOffice_project/30$Build-2</meta:generator>
    <meta:document-statistic meta:table-count="1" meta:cell-count="119" meta:object-count="0"/>
  </office:meta>
</office:document-meta>
</file>